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ounder_dev" table:style-name="ta1">
        <table:table-column table:style-name="co1" table:default-cell-style-name="ce1"/>
        <table:table-column table:style-name="co1" table:number-columns-repeated="10" table:default-cell-style-name="ce2"/>
        <table:table-column table:style-name="co2" table:number-columns-repeated="1013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2957190926198" calcext:value-type="float">
            <text:p>7.03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1.62043633747842" calcext:value-type="float">
            <text:p>1.62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3689618429062" calcext:value-type="float">
            <text:p>3.14E+00</text:p>
          </table:table-cell>
          <table:table-cell office:value-type="float" office:value="3.10593642251077" calcext:value-type="float">
            <text:p>3.1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.45004057988499" calcext:value-type="float">
            <text:p>1.45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02125286373573" calcext:value-type="float">
            <text:p>7.02E+00</text:p>
          </table:table-cell>
          <table:table-cell office:value-type="float" office:value="8.95547353615162" calcext:value-type="float">
            <text:p>8.96E+00</text:p>
          </table:table-cell>
          <table:table-cell office:value-type="float" office:value="0" calcext:value-type="float">
            <text:p>0.00E+00</text:p>
          </table:table-cell>
          <table:table-cell office:value-type="float" office:value="5.36138677047448" calcext:value-type="float">
            <text:p>5.36E+00</text:p>
          </table:table-cell>
          <table:table-cell office:value-type="float" office:value="0.45195931254052" calcext:value-type="float">
            <text:p>4.52E-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4.57415918718611" calcext:value-type="float">
            <text:p>4.57E+00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6368190728573" calcext:value-type="float">
            <text:p>2.26E+01</text:p>
          </table:table-cell>
          <table:table-cell office:value-type="float" office:value="31.5281843269375" calcext:value-type="float">
            <text:p>3.15E+01</text:p>
          </table:table-cell>
          <table:table-cell office:value-type="float" office:value="0" calcext:value-type="float">
            <text:p>0.00E+00</text:p>
          </table:table-cell>
          <table:table-cell office:value-type="float" office:value="12.4062820906175" calcext:value-type="float">
            <text:p>1.24E+01</text:p>
          </table:table-cell>
          <table:table-cell office:value-type="float" office:value="1.94846722263851" calcext:value-type="float">
            <text:p>1.95E+00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324851931040002" calcext:value-type="float">
            <text:p>3.25E-01</text:p>
          </table:table-cell>
          <table:table-cell office:value-type="float" office:value="14.2181339671554" calcext:value-type="float">
            <text:p>1.42E+01</text:p>
          </table:table-cell>
          <table:table-cell office:value-type="float" office:value="6.05058342061592" calcext:value-type="float">
            <text:p>6.05E+0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4974853021615" calcext:value-type="float">
            <text:p>7.85E+01</text:p>
          </table:table-cell>
          <table:table-cell office:value-type="float" office:value="96.7915716146771" calcext:value-type="float">
            <text:p>9.68E+01</text:p>
          </table:table-cell>
          <table:table-cell office:value-type="float" office:value="0" calcext:value-type="float">
            <text:p>0.00E+00</text:p>
          </table:table-cell>
          <table:table-cell office:value-type="float" office:value="39.0621478621001" calcext:value-type="float">
            <text:p>3.91E+01</text:p>
          </table:table-cell>
          <table:table-cell office:value-type="float" office:value="7.72098885681283" calcext:value-type="float">
            <text:p>7.72E+00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1.20901253369705" calcext:value-type="float">
            <text:p>1.21E+00</text:p>
          </table:table-cell>
          <table:table-cell office:value-type="float" office:value="49.6313835108329" calcext:value-type="float">
            <text:p>4.96E+01</text:p>
          </table:table-cell>
          <table:table-cell office:value-type="float" office:value="20.5029346769438" calcext:value-type="float">
            <text:p>2.05E+0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.599171491407" calcext:value-type="float">
            <text:p>2.57E+02</text:p>
          </table:table-cell>
          <table:table-cell office:value-type="float" office:value="303.27053309688" calcext:value-type="float">
            <text:p>3.03E+02</text:p>
          </table:table-cell>
          <table:table-cell office:value-type="float" office:value="0" calcext:value-type="float">
            <text:p>0.00E+00</text:p>
          </table:table-cell>
          <table:table-cell office:value-type="float" office:value="134.695757096487" calcext:value-type="float">
            <text:p>1.35E+02</text:p>
          </table:table-cell>
          <table:table-cell office:value-type="float" office:value="26.0164266709101" calcext:value-type="float">
            <text:p>2.60E+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4.62006598722615" calcext:value-type="float">
            <text:p>4.62E+00</text:p>
          </table:table-cell>
          <table:table-cell office:value-type="float" office:value="153.71441487322" calcext:value-type="float">
            <text:p>1.54E+02</text:p>
          </table:table-cell>
          <table:table-cell office:value-type="float" office:value="72.9366850959568" calcext:value-type="float">
            <text:p>7.29E+0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9.377147864114" calcext:value-type="float">
            <text:p>8.49E+02</text:p>
          </table:table-cell>
          <table:table-cell office:value-type="float" office:value="971.463025045327" calcext:value-type="float">
            <text:p>9.71E+02</text:p>
          </table:table-cell>
          <table:table-cell office:value-type="float" office:value="0" calcext:value-type="float">
            <text:p>0.00E+00</text:p>
          </table:table-cell>
          <table:table-cell office:value-type="float" office:value="441.649197237572" calcext:value-type="float">
            <text:p>4.42E+02</text:p>
          </table:table-cell>
          <table:table-cell office:value-type="float" office:value="84.0604334535704" calcext:value-type="float">
            <text:p>8.41E+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16.812483900344" calcext:value-type="float">
            <text:p>1.68E+01</text:p>
          </table:table-cell>
          <table:table-cell office:value-type="float" office:value="481.219761779314" calcext:value-type="float">
            <text:p>4.81E+02</text:p>
          </table:table-cell>
          <table:table-cell office:value-type="float" office:value="225.881299901716" calcext:value-type="float">
            <text:p>2.26E+02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41.1516789367" calcext:value-type="float">
            <text:p>2.74E+03</text:p>
          </table:table-cell>
          <table:table-cell office:value-type="float" office:value="3120.58135649532" calcext:value-type="float">
            <text:p>3.12E+03</text:p>
          </table:table-cell>
          <table:table-cell office:value-type="float" office:value="0" calcext:value-type="float">
            <text:p>0.00E+00</text:p>
          </table:table-cell>
          <table:table-cell office:value-type="float" office:value="1461.10902546234" calcext:value-type="float">
            <text:p>1.46E+03</text:p>
          </table:table-cell>
          <table:table-cell office:value-type="float" office:value="273.380477778533" calcext:value-type="float">
            <text:p>2.73E+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55.7095546752914" calcext:value-type="float">
            <text:p>5.57E+01</text:p>
          </table:table-cell>
          <table:table-cell office:value-type="float" office:value="1538.97186737007" calcext:value-type="float">
            <text:p>1.54E+03</text:p>
          </table:table-cell>
          <table:table-cell office:value-type="float" office:value="693.62645708086" calcext:value-type="float">
            <text:p>6.94E+0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30.15716595037" calcext:value-type="float">
            <text:p>8.83E+03</text:p>
          </table:table-cell>
          <table:table-cell office:value-type="float" office:value="10098.2293254461" calcext:value-type="float">
            <text:p>1.01E+04</text:p>
          </table:table-cell>
          <table:table-cell office:value-type="float" office:value="0" calcext:value-type="float">
            <text:p>0.00E+00</text:p>
          </table:table-cell>
          <table:table-cell office:value-type="float" office:value="4722.2319017839" calcext:value-type="float">
            <text:p>4.72E+03</text:p>
          </table:table-cell>
          <table:table-cell office:value-type="float" office:value="881.417953424569" calcext:value-type="float">
            <text:p>8.81E+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185.199076564102" calcext:value-type="float">
            <text:p>1.85E+02</text:p>
          </table:table-cell>
          <table:table-cell office:value-type="float" office:value="4942.02523133821" calcext:value-type="float">
            <text:p>4.94E+03</text:p>
          </table:table-cell>
          <table:table-cell office:value-type="float" office:value="2209.90555368754" calcext:value-type="float">
            <text:p>2.21E+03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460.022757426" calcext:value-type="float">
            <text:p>2.85E+04</text:p>
          </table:table-cell>
          <table:table-cell office:value-type="float" office:value="32632.0497810488" calcext:value-type="float">
            <text:p>3.26E+04</text:p>
          </table:table-cell>
          <table:table-cell office:value-type="float" office:value="0" calcext:value-type="float">
            <text:p>0.00E+00</text:p>
          </table:table-cell>
          <table:table-cell office:value-type="float" office:value="15214.8498421668" calcext:value-type="float">
            <text:p>1.52E+04</text:p>
          </table:table-cell>
          <table:table-cell office:value-type="float" office:value="2847.7560438279" calcext:value-type="float">
            <text:p>2.85E+03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598.456336811754" calcext:value-type="float">
            <text:p>5.98E+02</text:p>
          </table:table-cell>
          <table:table-cell office:value-type="float" office:value="15983.8644956947" calcext:value-type="float">
            <text:p>1.60E+04</text:p>
          </table:table-cell>
          <table:table-cell office:value-type="float" office:value="7087.99114595753" calcext:value-type="float">
            <text:p>7.09E+03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750.3564314303" calcext:value-type="float">
            <text:p>9.18E+04</text:p>
          </table:table-cell>
          <table:table-cell office:value-type="float" office:value="105373.721961488" calcext:value-type="float">
            <text:p>1.05E+05</text:p>
          </table:table-cell>
          <table:table-cell office:value-type="float" office:value="0" calcext:value-type="float">
            <text:p>0.00E+00</text:p>
          </table:table-cell>
          <table:table-cell office:value-type="float" office:value="49037.210749606" calcext:value-type="float">
            <text:p>4.90E+04</text:p>
          </table:table-cell>
          <table:table-cell office:value-type="float" office:value="9194.91191257048" calcext:value-type="float">
            <text:p>9.19E+03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1928.74777918336" calcext:value-type="float">
            <text:p>1.93E+03</text:p>
          </table:table-cell>
          <table:table-cell office:value-type="float" office:value="51654.3860175964" calcext:value-type="float">
            <text:p>5.17E+04</text:p>
          </table:table-cell>
          <table:table-cell office:value-type="float" office:value="22944.2695769497" calcext:value-type="float">
            <text:p>2.29E+04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6124.713390257" calcext:value-type="float">
            <text:p>2.96E+05</text:p>
          </table:table-cell>
          <table:table-cell office:value-type="float" office:value="340122.256890004" calcext:value-type="float">
            <text:p>3.40E+05</text:p>
          </table:table-cell>
          <table:table-cell office:value-type="float" office:value="0" calcext:value-type="float">
            <text:p>0.00E+00</text:p>
          </table:table-cell>
          <table:table-cell office:value-type="float" office:value="158085.291556889" calcext:value-type="float">
            <text:p>1.58E+05</text:p>
          </table:table-cell>
          <table:table-cell office:value-type="float" office:value="29675.582566169" calcext:value-type="float">
            <text:p>2.97E+04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217.21335884556" calcext:value-type="float">
            <text:p>6.22E+03</text:p>
          </table:table-cell>
          <table:table-cell office:value-type="float" office:value="166808.690921526" calcext:value-type="float">
            <text:p>1.67E+05</text:p>
          </table:table-cell>
          <table:table-cell office:value-type="float" office:value="74225.2055524831" calcext:value-type="float">
            <text:p>7.42E+04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5797.213159497" calcext:value-type="float">
            <text:p>9.56E+05</text:p>
          </table:table-cell>
          <table:table-cell office:value-type="float" office:value="1097532.16274663" calcext:value-type="float">
            <text:p>1.10E+06</text:p>
          </table:table-cell>
          <table:table-cell office:value-type="float" office:value="0" calcext:value-type="float">
            <text:p>0.00E+00</text:p>
          </table:table-cell>
          <table:table-cell office:value-type="float" office:value="510186.005800468" calcext:value-type="float">
            <text:p>5.10E+05</text:p>
          </table:table-cell>
          <table:table-cell office:value-type="float" office:value="95783.1440123655" calcext:value-type="float">
            <text:p>9.58E+04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20043.9444512502" calcext:value-type="float">
            <text:p>2.00E+04</text:p>
          </table:table-cell>
          <table:table-cell office:value-type="float" office:value="538438.312145979" calcext:value-type="float">
            <text:p>5.38E+05</text:p>
          </table:table-cell>
          <table:table-cell office:value-type="float" office:value="239758.945316539" calcext:value-type="float">
            <text:p>2.40E+0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85024.85335292" calcext:value-type="float">
            <text:p>3.09E+06</text:p>
          </table:table-cell>
          <table:table-cell office:value-type="float" office:value="3541870.90843144" calcext:value-type="float">
            <text:p>3.54E+06</text:p>
          </table:table-cell>
          <table:table-cell office:value-type="float" office:value="0" calcext:value-type="float">
            <text:p>0.00E+00</text:p>
          </table:table-cell>
          <table:table-cell office:value-type="float" office:value="1646707.39617162" calcext:value-type="float">
            <text:p>1.65E+06</text:p>
          </table:table-cell>
          <table:table-cell office:value-type="float" office:value="309114.575757728" calcext:value-type="float">
            <text:p>3.09E+05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4692.3160066669" calcext:value-type="float">
            <text:p>6.47E+04</text:p>
          </table:table-cell>
          <table:table-cell office:value-type="float" office:value="1737511.05152675" calcext:value-type="float">
            <text:p>1.74E+06</text:p>
          </table:table-cell>
          <table:table-cell office:value-type="float" office:value="773959.344392222" calcext:value-type="float">
            <text:p>7.74E+0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56984.56700068" calcext:value-type="float">
            <text:p>9.96E+06</text:p>
          </table:table-cell>
          <table:table-cell office:value-type="float" office:value="11430496.7212783" calcext:value-type="float">
            <text:p>1.14E+07</text:p>
          </table:table-cell>
          <table:table-cell office:value-type="float" office:value="0" calcext:value-type="float">
            <text:p>0.00E+00</text:p>
          </table:table-cell>
          <table:table-cell office:value-type="float" office:value="5315070.69417602" calcext:value-type="float">
            <text:p>5.32E+06</text:p>
          </table:table-cell>
          <table:table-cell office:value-type="float" office:value="997615.536292938" calcext:value-type="float">
            <text:p>9.98E+05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208806.256734031" calcext:value-type="float">
            <text:p>2.09E+05</text:p>
          </table:table-cell>
          <table:table-cell office:value-type="float" office:value="5607139.80760175" calcext:value-type="float">
            <text:p>5.61E+06</text:p>
          </table:table-cell>
          <table:table-cell office:value-type="float" office:value="2497356.97826626" calcext:value-type="float">
            <text:p>2.50E+06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1_0_dev" table:style-name="ta1">
        <table:table-column table:style-name="co1" table:default-cell-style-name="ce1"/>
        <table:table-column table:style-name="co1" table:number-columns-repeated="10" table:default-cell-style-name="ce2"/>
        <table:table-column table:style-name="co2" table:number-columns-repeated="1013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250398302669" calcext:value-type="float">
            <text:p>5.97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633825143880922" calcext:value-type="float">
            <text:p>6.34E-01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1783608859267" calcext:value-type="float">
            <text:p>9.92E-01</text:p>
          </table:table-cell>
          <table:table-cell office:value-type="float" office:value="0.707923073045679" calcext:value-type="float">
            <text:p>7.08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30815051002974" calcext:value-type="float">
            <text:p>3.08E-01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5684582407413" calcext:value-type="float">
            <text:p>1.06E+00</text:p>
          </table:table-cell>
          <table:table-cell office:value-type="float" office:value="1.01663829127371" calcext:value-type="float">
            <text:p>1.02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113720571873172" calcext:value-type="float">
            <text:p>1.14E-01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0851678792525157" calcext:value-type="float">
            <text:p>8.52E-02</text:p>
          </table:table-cell>
          <table:table-cell office:value-type="float" office:value="0.432556903856188" calcext:value-type="float">
            <text:p>4.33E-01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626718216002" calcext:value-type="float">
            <text:p>1.06E+00</text:p>
          </table:table-cell>
          <table:table-cell office:value-type="float" office:value="1.16623819703472" calcext:value-type="float">
            <text:p>1.17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200494885589445" calcext:value-type="float">
            <text:p>2.00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03523836685948" calcext:value-type="float">
            <text:p>2.04E-01</text:p>
          </table:table-cell>
          <table:table-cell office:value-type="float" office:value="0.846793433328192" calcext:value-type="float">
            <text:p>8.47E-01</text:p>
          </table:table-cell>
          <table:table-cell office:value-type="float" office:value="0.101001616766686" calcext:value-type="float">
            <text:p>1.01E-0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249758750705" calcext:value-type="float">
            <text:p>1.28E+00</text:p>
          </table:table-cell>
          <table:table-cell office:value-type="float" office:value="1.20221726891581" calcext:value-type="float">
            <text:p>1.2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353482210697605" calcext:value-type="float">
            <text:p>3.53E-03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6934130041547" calcext:value-type="float">
            <text:p>2.69E-01</text:p>
          </table:table-cell>
          <table:table-cell office:value-type="float" office:value="1.07739212842286" calcext:value-type="float">
            <text:p>1.08E+00</text:p>
          </table:table-cell>
          <table:table-cell office:value-type="float" office:value="0.851769595588228" calcext:value-type="float">
            <text:p>8.52E-0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5569043563725" calcext:value-type="float">
            <text:p>2.76E+00</text:p>
          </table:table-cell>
          <table:table-cell office:value-type="float" office:value="0.88607314991151" calcext:value-type="float">
            <text:p>8.86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62320628734404" calcext:value-type="float">
            <text:p>6.23E-04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86019527941266" calcext:value-type="float">
            <text:p>2.86E-01</text:p>
          </table:table-cell>
          <table:table-cell office:value-type="float" office:value="1.05348693441285" calcext:value-type="float">
            <text:p>1.05E+00</text:p>
          </table:table-cell>
          <table:table-cell office:value-type="float" office:value="1.4888854084559" calcext:value-type="float">
            <text:p>1.49E+0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2854289944843" calcext:value-type="float">
            <text:p>4.33E+00</text:p>
          </table:table-cell>
          <table:table-cell office:value-type="float" office:value="0.178320795933144" calcext:value-type="float">
            <text:p>1.78E-01</text:p>
          </table:table-cell>
          <table:table-cell office:value-type="float" office:value="0" calcext:value-type="float">
            <text:p>0.00E+00</text:p>
          </table:table-cell>
          <table:table-cell office:value-type="float" office:value="1.21018387318621" calcext:value-type="float">
            <text:p>1.21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447836628880269" calcext:value-type="float">
            <text:p>4.48E-01</text:p>
          </table:table-cell>
          <table:table-cell office:value-type="float" office:value="0.22348335580859" calcext:value-type="float">
            <text:p>2.23E-01</text:p>
          </table:table-cell>
          <table:table-cell office:value-type="float" office:value="0.999712257136104" calcext:value-type="float">
            <text:p>1.00E+0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2959139006133" calcext:value-type="float">
            <text:p>5.33E+00</text:p>
          </table:table-cell>
          <table:table-cell office:value-type="float" office:value="0.035886773304671" calcext:value-type="float">
            <text:p>3.59E-02</text:p>
          </table:table-cell>
          <table:table-cell office:value-type="float" office:value="0" calcext:value-type="float">
            <text:p>0.00E+00</text:p>
          </table:table-cell>
          <table:table-cell office:value-type="float" office:value="3.36466786155885" calcext:value-type="float">
            <text:p>3.36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67959380479042" calcext:value-type="float">
            <text:p>6.80E-01</text:p>
          </table:table-cell>
          <table:table-cell office:value-type="float" office:value="0.0474090458001788" calcext:value-type="float">
            <text:p>4.74E-02</text:p>
          </table:table-cell>
          <table:table-cell office:value-type="float" office:value="0.270757649087226" calcext:value-type="float">
            <text:p>2.71E-0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49127584480207" calcext:value-type="float">
            <text:p>7.49E+00</text:p>
          </table:table-cell>
          <table:table-cell office:value-type="float" office:value="2.36224449003741" calcext:value-type="float">
            <text:p>2.36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39334791526888" calcext:value-type="float">
            <text:p>4.39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19111087626118" calcext:value-type="float">
            <text:p>1.19E+00</text:p>
          </table:table-cell>
          <table:table-cell office:value-type="float" office:value="0.0100572036586407" calcext:value-type="float">
            <text:p>1.01E-02</text:p>
          </table:table-cell>
          <table:table-cell office:value-type="float" office:value="0.0733308049550709" calcext:value-type="float">
            <text:p>7.33E-02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856867768603" calcext:value-type="float">
            <text:p>1.08E+01</text:p>
          </table:table-cell>
          <table:table-cell office:value-type="float" office:value="6.12825955856118" calcext:value-type="float">
            <text:p>6.13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50291380916391" calcext:value-type="float">
            <text:p>4.50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2.37333337027704" calcext:value-type="float">
            <text:p>2.37E+00</text:p>
          </table:table-cell>
          <table:table-cell office:value-type="float" office:value="0.00738309561891019" calcext:value-type="float">
            <text:p>7.38E-03</text:p>
          </table:table-cell>
          <table:table-cell office:value-type="float" office:value="0.0198605910986703" calcext:value-type="float">
            <text:p>1.99E-0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56591866346" calcext:value-type="float">
            <text:p>1.43E+01</text:p>
          </table:table-cell>
          <table:table-cell office:value-type="float" office:value="9.04318918782778" calcext:value-type="float">
            <text:p>9.0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38403009404536" calcext:value-type="float">
            <text:p>4.38E+00</text:p>
          </table:table-cell>
          <table:table-cell office:value-type="float" office:value="0.138208425039641" calcext:value-type="float">
            <text:p>1.38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3.96533910246571" calcext:value-type="float">
            <text:p>3.97E+00</text:p>
          </table:table-cell>
          <table:table-cell office:value-type="float" office:value="3.3736060339963" calcext:value-type="float">
            <text:p>3.37E+00</text:p>
          </table:table-cell>
          <table:table-cell office:value-type="float" office:value="0.00537895471119202" calcext:value-type="float">
            <text:p>5.38E-03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0703570780151" calcext:value-type="float">
            <text:p>1.81E+01</text:p>
          </table:table-cell>
          <table:table-cell office:value-type="float" office:value="10.8661952649546" calcext:value-type="float">
            <text:p>1.09E+01</text:p>
          </table:table-cell>
          <table:table-cell office:value-type="float" office:value="0" calcext:value-type="float">
            <text:p>0.00E+00</text:p>
          </table:table-cell>
          <table:table-cell office:value-type="float" office:value="3.8433566240424" calcext:value-type="float">
            <text:p>3.84E+00</text:p>
          </table:table-cell>
          <table:table-cell office:value-type="float" office:value="0.143102071021703" calcext:value-type="float">
            <text:p>1.43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5.7816700876249" calcext:value-type="float">
            <text:p>5.78E+00</text:p>
          </table:table-cell>
          <table:table-cell office:value-type="float" office:value="6.14509817602094" calcext:value-type="float">
            <text:p>6.15E+00</text:p>
          </table:table-cell>
          <table:table-cell office:value-type="float" office:value="0.00145681231949798" calcext:value-type="float">
            <text:p>1.46E-03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5135899977272" calcext:value-type="float">
            <text:p>2.05E+01</text:p>
          </table:table-cell>
          <table:table-cell office:value-type="float" office:value="9.57528597690838" calcext:value-type="float">
            <text:p>9.5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56724889050928" calcext:value-type="float">
            <text:p>4.57E+00</text:p>
          </table:table-cell>
          <table:table-cell office:value-type="float" office:value="0.109411762681035" calcext:value-type="float">
            <text:p>1.09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19912230108866" calcext:value-type="float">
            <text:p>7.20E+00</text:p>
          </table:table-cell>
          <table:table-cell office:value-type="float" office:value="7.48937072256762" calcext:value-type="float">
            <text:p>7.49E+00</text:p>
          </table:table-cell>
          <table:table-cell office:value-type="float" office:value="0.000394556609637409" calcext:value-type="float">
            <text:p>3.95E-04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1931465557625" calcext:value-type="float">
            <text:p>2.22E+01</text:p>
          </table:table-cell>
          <table:table-cell office:value-type="float" office:value="6.4017912017401" calcext:value-type="float">
            <text:p>6.4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7.00067435054303" calcext:value-type="float">
            <text:p>7.00E+00</text:p>
          </table:table-cell>
          <table:table-cell office:value-type="float" office:value="0.0314831749548406" calcext:value-type="float">
            <text:p>3.15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53570465389484" calcext:value-type="float">
            <text:p>7.54E+00</text:p>
          </table:table-cell>
          <table:table-cell office:value-type="float" office:value="5.32086133646108" calcext:value-type="float">
            <text:p>5.32E+00</text:p>
          </table:table-cell>
          <table:table-cell office:value-type="float" office:value="0.970767147292829" calcext:value-type="float">
            <text:p>9.71E-0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8919551419442" calcext:value-type="float">
            <text:p>2.59E+01</text:p>
          </table:table-cell>
          <table:table-cell office:value-type="float" office:value="3.5032291921844" calcext:value-type="float">
            <text:p>3.5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1.649428875675" calcext:value-type="float">
            <text:p>1.16E+01</text:p>
          </table:table-cell>
          <table:table-cell office:value-type="float" office:value="0.0236757182922638" calcext:value-type="float">
            <text:p>2.37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.9944523693311" calcext:value-type="float">
            <text:p>6.99E+00</text:p>
          </table:table-cell>
          <table:table-cell office:value-type="float" office:value="1.128750541104" calcext:value-type="float">
            <text:p>1.13E+00</text:p>
          </table:table-cell>
          <table:table-cell office:value-type="float" office:value="0.262918283471976" calcext:value-type="float">
            <text:p>2.63E-01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2_0_dev" table:style-name="ta1">
        <table:table-column table:style-name="co1" table:default-cell-style-name="ce1"/>
        <table:table-column table:style-name="co1" table:number-columns-repeated="10" table:default-cell-style-name="ce2"/>
        <table:table-column table:style-name="co2" table:number-columns-repeated="1013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250398302669" calcext:value-type="float">
            <text:p>5.97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630082195690575" calcext:value-type="float">
            <text:p>6.30E-01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440965779619" calcext:value-type="float">
            <text:p>9.73E-01</text:p>
          </table:table-cell>
          <table:table-cell office:value-type="float" office:value="0.702062590418966" calcext:value-type="float">
            <text:p>7.02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303923249348327" calcext:value-type="float">
            <text:p>3.04E-01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744349524242" calcext:value-type="float">
            <text:p>1.03E+00</text:p>
          </table:table-cell>
          <table:table-cell office:value-type="float" office:value="1.00955316283305" calcext:value-type="float">
            <text:p>1.0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980507109284359" calcext:value-type="float">
            <text:p>9.81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0792011062965731" calcext:value-type="float">
            <text:p>7.92E-02</text:p>
          </table:table-cell>
          <table:table-cell office:value-type="float" office:value="0.422816057578913" calcext:value-type="float">
            <text:p>4.23E-01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0937949721972" calcext:value-type="float">
            <text:p>1.01E+00</text:p>
          </table:table-cell>
          <table:table-cell office:value-type="float" office:value="1.14455721360506" calcext:value-type="float">
            <text:p>1.1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172338954378801" calcext:value-type="float">
            <text:p>1.72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192367858364492" calcext:value-type="float">
            <text:p>1.92E-01</text:p>
          </table:table-cell>
          <table:table-cell office:value-type="float" office:value="0.838364958427605" calcext:value-type="float">
            <text:p>8.38E-01</text:p>
          </table:table-cell>
          <table:table-cell office:value-type="float" office:value="0.101557563447546" calcext:value-type="float">
            <text:p>1.02E-0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331937713402" calcext:value-type="float">
            <text:p>1.23E+00</text:p>
          </table:table-cell>
          <table:table-cell office:value-type="float" office:value="1.19616680006026" calcext:value-type="float">
            <text:p>1.2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302911778151776" calcext:value-type="float">
            <text:p>3.03E-03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51647236940788" calcext:value-type="float">
            <text:p>2.52E-01</text:p>
          </table:table-cell>
          <table:table-cell office:value-type="float" office:value="1.05902279633076" calcext:value-type="float">
            <text:p>1.06E+00</text:p>
          </table:table-cell>
          <table:table-cell office:value-type="float" office:value="0.873431763727516" calcext:value-type="float">
            <text:p>8.73E-0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6799704719491" calcext:value-type="float">
            <text:p>2.77E+00</text:p>
          </table:table-cell>
          <table:table-cell office:value-type="float" office:value="0.884795802569271" calcext:value-type="float">
            <text:p>8.85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53241326474218" calcext:value-type="float">
            <text:p>5.32E-04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68849453126117" calcext:value-type="float">
            <text:p>2.69E-01</text:p>
          </table:table-cell>
          <table:table-cell office:value-type="float" office:value="1.05705038384921" calcext:value-type="float">
            <text:p>1.06E+00</text:p>
          </table:table-cell>
          <table:table-cell office:value-type="float" office:value="1.53916200364583" calcext:value-type="float">
            <text:p>1.54E+0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3683082406449" calcext:value-type="float">
            <text:p>4.44E+00</text:p>
          </table:table-cell>
          <table:table-cell office:value-type="float" office:value="0.178162956042254" calcext:value-type="float">
            <text:p>1.78E-01</text:p>
          </table:table-cell>
          <table:table-cell office:value-type="float" office:value="0" calcext:value-type="float">
            <text:p>0.00E+00</text:p>
          </table:table-cell>
          <table:table-cell office:value-type="float" office:value="1.27338264056182" calcext:value-type="float">
            <text:p>1.27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443366080576766" calcext:value-type="float">
            <text:p>4.43E-01</text:p>
          </table:table-cell>
          <table:table-cell office:value-type="float" office:value="0.224239294598411" calcext:value-type="float">
            <text:p>2.24E-01</text:p>
          </table:table-cell>
          <table:table-cell office:value-type="float" office:value="1.10198939078221" calcext:value-type="float">
            <text:p>1.10E+0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5339456935609" calcext:value-type="float">
            <text:p>5.65E+00</text:p>
          </table:table-cell>
          <table:table-cell office:value-type="float" office:value="0.0358749881199048" calcext:value-type="float">
            <text:p>3.59E-02</text:p>
          </table:table-cell>
          <table:table-cell office:value-type="float" office:value="0" calcext:value-type="float">
            <text:p>0.00E+00</text:p>
          </table:table-cell>
          <table:table-cell office:value-type="float" office:value="3.50054391239709" calcext:value-type="float">
            <text:p>3.50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700191814313659" calcext:value-type="float">
            <text:p>7.00E-01</text:p>
          </table:table-cell>
          <table:table-cell office:value-type="float" office:value="0.0475694082422904" calcext:value-type="float">
            <text:p>4.76E-02</text:p>
          </table:table-cell>
          <table:table-cell office:value-type="float" office:value="0.298622692053059" calcext:value-type="float">
            <text:p>2.99E-0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6189625097834" calcext:value-type="float">
            <text:p>7.86E+00</text:p>
          </table:table-cell>
          <table:table-cell office:value-type="float" office:value="2.40759377668051" calcext:value-type="float">
            <text:p>2.4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6828518001834" calcext:value-type="float">
            <text:p>4.68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27327764767868" calcext:value-type="float">
            <text:p>1.27E+00</text:p>
          </table:table-cell>
          <table:table-cell office:value-type="float" office:value="0.0100912224352748" calcext:value-type="float">
            <text:p>1.01E-02</text:p>
          </table:table-cell>
          <table:table-cell office:value-type="float" office:value="0.0809222964893681" calcext:value-type="float">
            <text:p>8.09E-02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3830454188274" calcext:value-type="float">
            <text:p>1.14E+01</text:p>
          </table:table-cell>
          <table:table-cell office:value-type="float" office:value="6.43508595037975" calcext:value-type="float">
            <text:p>6.4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78641162967239" calcext:value-type="float">
            <text:p>4.79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2.49742970488902" calcext:value-type="float">
            <text:p>2.50E+00</text:p>
          </table:table-cell>
          <table:table-cell office:value-type="float" office:value="0.00214071971884784" calcext:value-type="float">
            <text:p>2.14E-03</text:p>
          </table:table-cell>
          <table:table-cell office:value-type="float" office:value="0.0219287356365727" calcext:value-type="float">
            <text:p>2.19E-0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0673378074872" calcext:value-type="float">
            <text:p>1.51E+01</text:p>
          </table:table-cell>
          <table:table-cell office:value-type="float" office:value="9.57882064901907" calcext:value-type="float">
            <text:p>9.5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66336375548103" calcext:value-type="float">
            <text:p>4.66E+00</text:p>
          </table:table-cell>
          <table:table-cell office:value-type="float" office:value="0.163313296560941" calcext:value-type="float">
            <text:p>1.63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4.20036627557984" calcext:value-type="float">
            <text:p>4.20E+00</text:p>
          </table:table-cell>
          <table:table-cell office:value-type="float" office:value="3.51572122583715" calcext:value-type="float">
            <text:p>3.52E+00</text:p>
          </table:table-cell>
          <table:table-cell office:value-type="float" office:value="0.00594236035654118" calcext:value-type="float">
            <text:p>5.94E-03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1575509181643" calcext:value-type="float">
            <text:p>1.92E+01</text:p>
          </table:table-cell>
          <table:table-cell office:value-type="float" office:value="11.5560974042012" calcext:value-type="float">
            <text:p>1.16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06429830503061" calcext:value-type="float">
            <text:p>4.06E+00</text:p>
          </table:table-cell>
          <table:table-cell office:value-type="float" office:value="0.1784878533296" calcext:value-type="float">
            <text:p>1.78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.13945676381473" calcext:value-type="float">
            <text:p>6.14E+00</text:p>
          </table:table-cell>
          <table:table-cell office:value-type="float" office:value="6.50086940093119" calcext:value-type="float">
            <text:p>6.50E+00</text:p>
          </table:table-cell>
          <table:table-cell office:value-type="float" office:value="0.00161029104423602" calcext:value-type="float">
            <text:p>1.61E-03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7822708811405" calcext:value-type="float">
            <text:p>2.18E+01</text:p>
          </table:table-cell>
          <table:table-cell office:value-type="float" office:value="10.178951887103" calcext:value-type="float">
            <text:p>1.02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820019826033" calcext:value-type="float">
            <text:p>4.82E+00</text:p>
          </table:table-cell>
          <table:table-cell office:value-type="float" office:value="0.145287078046658" calcext:value-type="float">
            <text:p>1.45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66655039842872" calcext:value-type="float">
            <text:p>7.67E+00</text:p>
          </table:table-cell>
          <table:table-cell office:value-type="float" office:value="7.96827808156807" calcext:value-type="float">
            <text:p>7.97E+00</text:p>
          </table:table-cell>
          <table:table-cell office:value-type="float" office:value="0.000436364860352568" calcext:value-type="float">
            <text:p>4.36E-04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5706323510978" calcext:value-type="float">
            <text:p>2.36E+01</text:p>
          </table:table-cell>
          <table:table-cell office:value-type="float" office:value="6.74514651639842" calcext:value-type="float">
            <text:p>6.75E+00</text:p>
          </table:table-cell>
          <table:table-cell office:value-type="float" office:value="0" calcext:value-type="float">
            <text:p>0.00E+00</text:p>
          </table:table-cell>
          <table:table-cell office:value-type="float" office:value="7.41830323254144" calcext:value-type="float">
            <text:p>7.42E+00</text:p>
          </table:table-cell>
          <table:table-cell office:value-type="float" office:value="0.0427325836466059" calcext:value-type="float">
            <text:p>4.27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8.02935026140123" calcext:value-type="float">
            <text:p>8.03E+00</text:p>
          </table:table-cell>
          <table:table-cell office:value-type="float" office:value="5.65420733662705" calcext:value-type="float">
            <text:p>5.65E+00</text:p>
          </table:table-cell>
          <table:table-cell office:value-type="float" office:value="1.1014216174582" calcext:value-type="float">
            <text:p>1.10E+0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5942604769105" calcext:value-type="float">
            <text:p>2.76E+01</text:p>
          </table:table-cell>
          <table:table-cell office:value-type="float" office:value="3.53978759981715" calcext:value-type="float">
            <text:p>3.5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2.4538655117635" calcext:value-type="float">
            <text:p>1.25E+01</text:p>
          </table:table-cell>
          <table:table-cell office:value-type="float" office:value="0.0384310444823194" calcext:value-type="float">
            <text:p>3.84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4374168739577" calcext:value-type="float">
            <text:p>7.44E+00</text:p>
          </table:table-cell>
          <table:table-cell office:value-type="float" office:value="1.19946549762502" calcext:value-type="float">
            <text:p>1.20E+00</text:p>
          </table:table-cell>
          <table:table-cell office:value-type="float" office:value="0.298468833948879" calcext:value-type="float">
            <text:p>2.98E-01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3_0_dev" table:style-name="ta1">
        <table:table-column table:style-name="co1" table:default-cell-style-name="ce1"/>
        <table:table-column table:style-name="co1" table:number-columns-repeated="10" table:default-cell-style-name="ce2"/>
        <table:table-column table:style-name="co2" table:number-columns-repeated="1013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250398302669" calcext:value-type="float">
            <text:p>5.97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630082195690575" calcext:value-type="float">
            <text:p>6.30E-01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440965779619" calcext:value-type="float">
            <text:p>9.73E-01</text:p>
          </table:table-cell>
          <table:table-cell office:value-type="float" office:value="0.702062590418966" calcext:value-type="float">
            <text:p>7.02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303923249348327" calcext:value-type="float">
            <text:p>3.04E-01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744349524242" calcext:value-type="float">
            <text:p>1.03E+00</text:p>
          </table:table-cell>
          <table:table-cell office:value-type="float" office:value="1.00955316283305" calcext:value-type="float">
            <text:p>1.0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980507109284359" calcext:value-type="float">
            <text:p>9.81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0792011062965731" calcext:value-type="float">
            <text:p>7.92E-02</text:p>
          </table:table-cell>
          <table:table-cell office:value-type="float" office:value="0.422816057578913" calcext:value-type="float">
            <text:p>4.23E-01</text:p>
          </table:table-cell>
          <table:table-cell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0937949721972" calcext:value-type="float">
            <text:p>1.01E+00</text:p>
          </table:table-cell>
          <table:table-cell office:value-type="float" office:value="1.14455721360506" calcext:value-type="float">
            <text:p>1.1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172338954378801" calcext:value-type="float">
            <text:p>1.72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192367858364492" calcext:value-type="float">
            <text:p>1.92E-01</text:p>
          </table:table-cell>
          <table:table-cell office:value-type="float" office:value="0.838364958427605" calcext:value-type="float">
            <text:p>8.38E-01</text:p>
          </table:table-cell>
          <table:table-cell office:value-type="float" office:value="0.101557563447546" calcext:value-type="float">
            <text:p>1.02E-0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331937713402" calcext:value-type="float">
            <text:p>1.23E+00</text:p>
          </table:table-cell>
          <table:table-cell office:value-type="float" office:value="1.19616680006026" calcext:value-type="float">
            <text:p>1.2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302911778151776" calcext:value-type="float">
            <text:p>3.03E-03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51647236940788" calcext:value-type="float">
            <text:p>2.52E-01</text:p>
          </table:table-cell>
          <table:table-cell office:value-type="float" office:value="1.05902279633076" calcext:value-type="float">
            <text:p>1.06E+00</text:p>
          </table:table-cell>
          <table:table-cell office:value-type="float" office:value="0.873431763727516" calcext:value-type="float">
            <text:p>8.73E-0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6799704719491" calcext:value-type="float">
            <text:p>2.77E+00</text:p>
          </table:table-cell>
          <table:table-cell office:value-type="float" office:value="0.884795802569271" calcext:value-type="float">
            <text:p>8.85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53241326474218" calcext:value-type="float">
            <text:p>5.32E-04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68849453126117" calcext:value-type="float">
            <text:p>2.69E-01</text:p>
          </table:table-cell>
          <table:table-cell office:value-type="float" office:value="1.05705038384921" calcext:value-type="float">
            <text:p>1.06E+00</text:p>
          </table:table-cell>
          <table:table-cell office:value-type="float" office:value="1.53916200364583" calcext:value-type="float">
            <text:p>1.54E+0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3683082406449" calcext:value-type="float">
            <text:p>4.44E+00</text:p>
          </table:table-cell>
          <table:table-cell office:value-type="float" office:value="0.178162956042254" calcext:value-type="float">
            <text:p>1.78E-01</text:p>
          </table:table-cell>
          <table:table-cell office:value-type="float" office:value="0" calcext:value-type="float">
            <text:p>0.00E+00</text:p>
          </table:table-cell>
          <table:table-cell office:value-type="float" office:value="1.27338264056182" calcext:value-type="float">
            <text:p>1.27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443366080576766" calcext:value-type="float">
            <text:p>4.43E-01</text:p>
          </table:table-cell>
          <table:table-cell office:value-type="float" office:value="0.224239294598411" calcext:value-type="float">
            <text:p>2.24E-01</text:p>
          </table:table-cell>
          <table:table-cell office:value-type="float" office:value="1.10198939078221" calcext:value-type="float">
            <text:p>1.10E+0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5339456935609" calcext:value-type="float">
            <text:p>5.65E+00</text:p>
          </table:table-cell>
          <table:table-cell office:value-type="float" office:value="0.0358749881199048" calcext:value-type="float">
            <text:p>3.59E-02</text:p>
          </table:table-cell>
          <table:table-cell office:value-type="float" office:value="0" calcext:value-type="float">
            <text:p>0.00E+00</text:p>
          </table:table-cell>
          <table:table-cell office:value-type="float" office:value="3.50054391239709" calcext:value-type="float">
            <text:p>3.50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700191814313659" calcext:value-type="float">
            <text:p>7.00E-01</text:p>
          </table:table-cell>
          <table:table-cell office:value-type="float" office:value="0.0475694082422904" calcext:value-type="float">
            <text:p>4.76E-02</text:p>
          </table:table-cell>
          <table:table-cell office:value-type="float" office:value="0.298622692053059" calcext:value-type="float">
            <text:p>2.99E-0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6189625097834" calcext:value-type="float">
            <text:p>7.86E+00</text:p>
          </table:table-cell>
          <table:table-cell office:value-type="float" office:value="2.40759377668051" calcext:value-type="float">
            <text:p>2.4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6828518001834" calcext:value-type="float">
            <text:p>4.68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27327764767868" calcext:value-type="float">
            <text:p>1.27E+00</text:p>
          </table:table-cell>
          <table:table-cell office:value-type="float" office:value="0.0100912224352748" calcext:value-type="float">
            <text:p>1.01E-02</text:p>
          </table:table-cell>
          <table:table-cell office:value-type="float" office:value="0.0809222964893681" calcext:value-type="float">
            <text:p>8.09E-02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3830454188274" calcext:value-type="float">
            <text:p>1.14E+01</text:p>
          </table:table-cell>
          <table:table-cell office:value-type="float" office:value="6.43508595037975" calcext:value-type="float">
            <text:p>6.4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78641162967239" calcext:value-type="float">
            <text:p>4.79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2.49742970488902" calcext:value-type="float">
            <text:p>2.50E+00</text:p>
          </table:table-cell>
          <table:table-cell office:value-type="float" office:value="0.00214071971884784" calcext:value-type="float">
            <text:p>2.14E-03</text:p>
          </table:table-cell>
          <table:table-cell office:value-type="float" office:value="0.0219287356365727" calcext:value-type="float">
            <text:p>2.19E-0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0673378074872" calcext:value-type="float">
            <text:p>1.51E+01</text:p>
          </table:table-cell>
          <table:table-cell office:value-type="float" office:value="9.57882064901907" calcext:value-type="float">
            <text:p>9.5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66336375548103" calcext:value-type="float">
            <text:p>4.66E+00</text:p>
          </table:table-cell>
          <table:table-cell office:value-type="float" office:value="0.163313296560941" calcext:value-type="float">
            <text:p>1.63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4.20036627557984" calcext:value-type="float">
            <text:p>4.20E+00</text:p>
          </table:table-cell>
          <table:table-cell office:value-type="float" office:value="3.51572122583715" calcext:value-type="float">
            <text:p>3.52E+00</text:p>
          </table:table-cell>
          <table:table-cell office:value-type="float" office:value="0.00594236035654118" calcext:value-type="float">
            <text:p>5.94E-03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1575509181643" calcext:value-type="float">
            <text:p>1.92E+01</text:p>
          </table:table-cell>
          <table:table-cell office:value-type="float" office:value="11.5560974042012" calcext:value-type="float">
            <text:p>1.16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06429830503061" calcext:value-type="float">
            <text:p>4.06E+00</text:p>
          </table:table-cell>
          <table:table-cell office:value-type="float" office:value="0.1784878533296" calcext:value-type="float">
            <text:p>1.78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.13945676381473" calcext:value-type="float">
            <text:p>6.14E+00</text:p>
          </table:table-cell>
          <table:table-cell office:value-type="float" office:value="6.50086940093119" calcext:value-type="float">
            <text:p>6.50E+00</text:p>
          </table:table-cell>
          <table:table-cell office:value-type="float" office:value="0.00161029104423602" calcext:value-type="float">
            <text:p>1.61E-03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7822708811405" calcext:value-type="float">
            <text:p>2.18E+01</text:p>
          </table:table-cell>
          <table:table-cell office:value-type="float" office:value="10.178951887103" calcext:value-type="float">
            <text:p>1.02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820019826033" calcext:value-type="float">
            <text:p>4.82E+00</text:p>
          </table:table-cell>
          <table:table-cell office:value-type="float" office:value="0.145287078046658" calcext:value-type="float">
            <text:p>1.45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66655039842872" calcext:value-type="float">
            <text:p>7.67E+00</text:p>
          </table:table-cell>
          <table:table-cell office:value-type="float" office:value="7.96827808156807" calcext:value-type="float">
            <text:p>7.97E+00</text:p>
          </table:table-cell>
          <table:table-cell office:value-type="float" office:value="0.000436364860352568" calcext:value-type="float">
            <text:p>4.36E-04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5706323510978" calcext:value-type="float">
            <text:p>2.36E+01</text:p>
          </table:table-cell>
          <table:table-cell office:value-type="float" office:value="6.74514651639842" calcext:value-type="float">
            <text:p>6.75E+00</text:p>
          </table:table-cell>
          <table:table-cell office:value-type="float" office:value="0" calcext:value-type="float">
            <text:p>0.00E+00</text:p>
          </table:table-cell>
          <table:table-cell office:value-type="float" office:value="7.41830323254144" calcext:value-type="float">
            <text:p>7.42E+00</text:p>
          </table:table-cell>
          <table:table-cell office:value-type="float" office:value="0.0427325836466059" calcext:value-type="float">
            <text:p>4.27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8.02935026140123" calcext:value-type="float">
            <text:p>8.03E+00</text:p>
          </table:table-cell>
          <table:table-cell office:value-type="float" office:value="5.65420733662705" calcext:value-type="float">
            <text:p>5.65E+00</text:p>
          </table:table-cell>
          <table:table-cell office:value-type="float" office:value="1.1014216174582" calcext:value-type="float">
            <text:p>1.10E+0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5942604769105" calcext:value-type="float">
            <text:p>2.76E+01</text:p>
          </table:table-cell>
          <table:table-cell office:value-type="float" office:value="3.53978759981715" calcext:value-type="float">
            <text:p>3.5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2.4538655117635" calcext:value-type="float">
            <text:p>1.25E+01</text:p>
          </table:table-cell>
          <table:table-cell office:value-type="float" office:value="0.0384310444823194" calcext:value-type="float">
            <text:p>3.84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4374168739577" calcext:value-type="float">
            <text:p>7.44E+00</text:p>
          </table:table-cell>
          <table:table-cell office:value-type="float" office:value="1.19946549762502" calcext:value-type="float">
            <text:p>1.20E+00</text:p>
          </table:table-cell>
          <table:table-cell office:value-type="float" office:value="0.298468833948879" calcext:value-type="float">
            <text:p>2.98E-01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a4_0_dev" table:style-name="ta1">
        <table:table-column table:style-name="co2" table:default-cell-style-name="ce1"/>
        <table:table-column table:style-name="co2" table:number-columns-repeated="10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250398302669" calcext:value-type="float">
            <text:p>5.97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630082195690575" calcext:value-type="float">
            <text:p>6.30E-01</text:p>
          </table:table-cell>
          <table:table-cell table:number-columns-repeated="6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440965779619" calcext:value-type="float">
            <text:p>9.73E-01</text:p>
          </table:table-cell>
          <table:table-cell office:value-type="float" office:value="0.702062590418966" calcext:value-type="float">
            <text:p>7.02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303923249348327" calcext:value-type="float">
            <text:p>3.04E-01</text:p>
          </table:table-cell>
          <table:table-cell table:number-columns-repeated="6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744349524242" calcext:value-type="float">
            <text:p>1.03E+00</text:p>
          </table:table-cell>
          <table:table-cell office:value-type="float" office:value="1.00955316283305" calcext:value-type="float">
            <text:p>1.0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980507109284359" calcext:value-type="float">
            <text:p>9.81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0792011062965731" calcext:value-type="float">
            <text:p>7.92E-02</text:p>
          </table:table-cell>
          <table:table-cell office:value-type="float" office:value="0.422816057578913" calcext:value-type="float">
            <text:p>4.23E-0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0937949721972" calcext:value-type="float">
            <text:p>1.01E+00</text:p>
          </table:table-cell>
          <table:table-cell office:value-type="float" office:value="1.14455721360506" calcext:value-type="float">
            <text:p>1.1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172338954378801" calcext:value-type="float">
            <text:p>1.72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192367858364492" calcext:value-type="float">
            <text:p>1.92E-01</text:p>
          </table:table-cell>
          <table:table-cell office:value-type="float" office:value="0.838364958427605" calcext:value-type="float">
            <text:p>8.38E-01</text:p>
          </table:table-cell>
          <table:table-cell office:value-type="float" office:value="0.101557563447546" calcext:value-type="float">
            <text:p>1.02E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331937713402" calcext:value-type="float">
            <text:p>1.23E+00</text:p>
          </table:table-cell>
          <table:table-cell office:value-type="float" office:value="1.19616680006026" calcext:value-type="float">
            <text:p>1.2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302911778151776" calcext:value-type="float">
            <text:p>3.03E-03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51647236940788" calcext:value-type="float">
            <text:p>2.52E-01</text:p>
          </table:table-cell>
          <table:table-cell office:value-type="float" office:value="1.05902279633076" calcext:value-type="float">
            <text:p>1.06E+00</text:p>
          </table:table-cell>
          <table:table-cell office:value-type="float" office:value="0.873431763727516" calcext:value-type="float">
            <text:p>8.73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6799704719491" calcext:value-type="float">
            <text:p>2.77E+00</text:p>
          </table:table-cell>
          <table:table-cell office:value-type="float" office:value="0.884795802569271" calcext:value-type="float">
            <text:p>8.85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53241326474218" calcext:value-type="float">
            <text:p>5.32E-04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68849453126117" calcext:value-type="float">
            <text:p>2.69E-01</text:p>
          </table:table-cell>
          <table:table-cell office:value-type="float" office:value="1.05705038384921" calcext:value-type="float">
            <text:p>1.06E+00</text:p>
          </table:table-cell>
          <table:table-cell office:value-type="float" office:value="1.53916200364583" calcext:value-type="float">
            <text:p>1.54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3683082406449" calcext:value-type="float">
            <text:p>4.44E+00</text:p>
          </table:table-cell>
          <table:table-cell office:value-type="float" office:value="0.178162956042254" calcext:value-type="float">
            <text:p>1.78E-01</text:p>
          </table:table-cell>
          <table:table-cell office:value-type="float" office:value="0" calcext:value-type="float">
            <text:p>0.00E+00</text:p>
          </table:table-cell>
          <table:table-cell office:value-type="float" office:value="1.27338264056182" calcext:value-type="float">
            <text:p>1.27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443366080576766" calcext:value-type="float">
            <text:p>4.43E-01</text:p>
          </table:table-cell>
          <table:table-cell office:value-type="float" office:value="0.224239294598411" calcext:value-type="float">
            <text:p>2.24E-01</text:p>
          </table:table-cell>
          <table:table-cell office:value-type="float" office:value="1.10198939078221" calcext:value-type="float">
            <text:p>1.10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5339456935609" calcext:value-type="float">
            <text:p>5.65E+00</text:p>
          </table:table-cell>
          <table:table-cell office:value-type="float" office:value="0.0358749881199048" calcext:value-type="float">
            <text:p>3.59E-02</text:p>
          </table:table-cell>
          <table:table-cell office:value-type="float" office:value="0" calcext:value-type="float">
            <text:p>0.00E+00</text:p>
          </table:table-cell>
          <table:table-cell office:value-type="float" office:value="3.50054391239709" calcext:value-type="float">
            <text:p>3.50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700191814313659" calcext:value-type="float">
            <text:p>7.00E-01</text:p>
          </table:table-cell>
          <table:table-cell office:value-type="float" office:value="0.0475694082422904" calcext:value-type="float">
            <text:p>4.76E-02</text:p>
          </table:table-cell>
          <table:table-cell office:value-type="float" office:value="0.298622692053059" calcext:value-type="float">
            <text:p>2.99E-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6189625097834" calcext:value-type="float">
            <text:p>7.86E+00</text:p>
          </table:table-cell>
          <table:table-cell office:value-type="float" office:value="2.40759377668051" calcext:value-type="float">
            <text:p>2.4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6828518001834" calcext:value-type="float">
            <text:p>4.68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27327764767868" calcext:value-type="float">
            <text:p>1.27E+00</text:p>
          </table:table-cell>
          <table:table-cell office:value-type="float" office:value="0.0100912224352748" calcext:value-type="float">
            <text:p>1.01E-02</text:p>
          </table:table-cell>
          <table:table-cell office:value-type="float" office:value="0.0809222964893681" calcext:value-type="float">
            <text:p>8.09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3830454188274" calcext:value-type="float">
            <text:p>1.14E+01</text:p>
          </table:table-cell>
          <table:table-cell office:value-type="float" office:value="6.43508595037975" calcext:value-type="float">
            <text:p>6.4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78641162967239" calcext:value-type="float">
            <text:p>4.79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2.49742970488902" calcext:value-type="float">
            <text:p>2.50E+00</text:p>
          </table:table-cell>
          <table:table-cell office:value-type="float" office:value="0.00214071971884784" calcext:value-type="float">
            <text:p>2.14E-03</text:p>
          </table:table-cell>
          <table:table-cell office:value-type="float" office:value="0.0219287356365727" calcext:value-type="float">
            <text:p>2.19E-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0673378074872" calcext:value-type="float">
            <text:p>1.51E+01</text:p>
          </table:table-cell>
          <table:table-cell office:value-type="float" office:value="9.57882064901907" calcext:value-type="float">
            <text:p>9.5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66336375548103" calcext:value-type="float">
            <text:p>4.66E+00</text:p>
          </table:table-cell>
          <table:table-cell office:value-type="float" office:value="0.163313296560941" calcext:value-type="float">
            <text:p>1.63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4.20036627557984" calcext:value-type="float">
            <text:p>4.20E+00</text:p>
          </table:table-cell>
          <table:table-cell office:value-type="float" office:value="3.51572122583715" calcext:value-type="float">
            <text:p>3.52E+00</text:p>
          </table:table-cell>
          <table:table-cell office:value-type="float" office:value="0.00594236035654118" calcext:value-type="float">
            <text:p>5.94E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1575509181643" calcext:value-type="float">
            <text:p>1.92E+01</text:p>
          </table:table-cell>
          <table:table-cell office:value-type="float" office:value="11.5560974042012" calcext:value-type="float">
            <text:p>1.16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06429830503061" calcext:value-type="float">
            <text:p>4.06E+00</text:p>
          </table:table-cell>
          <table:table-cell office:value-type="float" office:value="0.1784878533296" calcext:value-type="float">
            <text:p>1.78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.13945676381473" calcext:value-type="float">
            <text:p>6.14E+00</text:p>
          </table:table-cell>
          <table:table-cell office:value-type="float" office:value="6.50086940093119" calcext:value-type="float">
            <text:p>6.50E+00</text:p>
          </table:table-cell>
          <table:table-cell office:value-type="float" office:value="0.00161029104423602" calcext:value-type="float">
            <text:p>1.61E-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7822708811405" calcext:value-type="float">
            <text:p>2.18E+01</text:p>
          </table:table-cell>
          <table:table-cell office:value-type="float" office:value="10.178951887103" calcext:value-type="float">
            <text:p>1.02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820019826033" calcext:value-type="float">
            <text:p>4.82E+00</text:p>
          </table:table-cell>
          <table:table-cell office:value-type="float" office:value="0.145287078046658" calcext:value-type="float">
            <text:p>1.45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66655039842872" calcext:value-type="float">
            <text:p>7.67E+00</text:p>
          </table:table-cell>
          <table:table-cell office:value-type="float" office:value="7.96827808156807" calcext:value-type="float">
            <text:p>7.97E+00</text:p>
          </table:table-cell>
          <table:table-cell office:value-type="float" office:value="0.000436364860352568" calcext:value-type="float">
            <text:p>4.36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5706323510978" calcext:value-type="float">
            <text:p>2.36E+01</text:p>
          </table:table-cell>
          <table:table-cell office:value-type="float" office:value="6.74514651639842" calcext:value-type="float">
            <text:p>6.75E+00</text:p>
          </table:table-cell>
          <table:table-cell office:value-type="float" office:value="0" calcext:value-type="float">
            <text:p>0.00E+00</text:p>
          </table:table-cell>
          <table:table-cell office:value-type="float" office:value="7.41830323254144" calcext:value-type="float">
            <text:p>7.42E+00</text:p>
          </table:table-cell>
          <table:table-cell office:value-type="float" office:value="0.0427325836466059" calcext:value-type="float">
            <text:p>4.27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8.02935026140123" calcext:value-type="float">
            <text:p>8.03E+00</text:p>
          </table:table-cell>
          <table:table-cell office:value-type="float" office:value="5.65420733662705" calcext:value-type="float">
            <text:p>5.65E+00</text:p>
          </table:table-cell>
          <table:table-cell office:value-type="float" office:value="1.1014216174582" calcext:value-type="float">
            <text:p>1.10E+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5942604769105" calcext:value-type="float">
            <text:p>2.76E+01</text:p>
          </table:table-cell>
          <table:table-cell office:value-type="float" office:value="3.53978759981715" calcext:value-type="float">
            <text:p>3.5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2.4538655117635" calcext:value-type="float">
            <text:p>1.25E+01</text:p>
          </table:table-cell>
          <table:table-cell office:value-type="float" office:value="0.0384310444823194" calcext:value-type="float">
            <text:p>3.84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4374168739577" calcext:value-type="float">
            <text:p>7.44E+00</text:p>
          </table:table-cell>
          <table:table-cell office:value-type="float" office:value="1.19946549762502" calcext:value-type="float">
            <text:p>1.20E+00</text:p>
          </table:table-cell>
          <table:table-cell office:value-type="float" office:value="0.298468833948879" calcext:value-type="float">
            <text:p>2.98E-01</text:p>
          </table:table-cell>
        </table:table-row>
      </table:table>
      <table:table table:name="csa5_0_dev" table:style-name="ta1">
        <table:table-column table:style-name="co2" table:default-cell-style-name="ce1"/>
        <table:table-column table:style-name="co2" table:number-columns-repeated="10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250398302669" calcext:value-type="float">
            <text:p>5.97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630082195690575" calcext:value-type="float">
            <text:p>6.30E-01</text:p>
          </table:table-cell>
          <table:table-cell table:number-columns-repeated="6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440965779619" calcext:value-type="float">
            <text:p>9.73E-01</text:p>
          </table:table-cell>
          <table:table-cell office:value-type="float" office:value="0.702062590418966" calcext:value-type="float">
            <text:p>7.02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303923249348327" calcext:value-type="float">
            <text:p>3.04E-01</text:p>
          </table:table-cell>
          <table:table-cell table:number-columns-repeated="6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744349524242" calcext:value-type="float">
            <text:p>1.03E+00</text:p>
          </table:table-cell>
          <table:table-cell office:value-type="float" office:value="1.00955316283305" calcext:value-type="float">
            <text:p>1.0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980507109284359" calcext:value-type="float">
            <text:p>9.81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0792011062965731" calcext:value-type="float">
            <text:p>7.92E-02</text:p>
          </table:table-cell>
          <table:table-cell office:value-type="float" office:value="0.422816057578913" calcext:value-type="float">
            <text:p>4.23E-0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0937949721972" calcext:value-type="float">
            <text:p>1.01E+00</text:p>
          </table:table-cell>
          <table:table-cell office:value-type="float" office:value="1.14455721360506" calcext:value-type="float">
            <text:p>1.1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172338954378801" calcext:value-type="float">
            <text:p>1.72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192367858364492" calcext:value-type="float">
            <text:p>1.92E-01</text:p>
          </table:table-cell>
          <table:table-cell office:value-type="float" office:value="0.838364958427605" calcext:value-type="float">
            <text:p>8.38E-01</text:p>
          </table:table-cell>
          <table:table-cell office:value-type="float" office:value="0.101557563447546" calcext:value-type="float">
            <text:p>1.02E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331937713402" calcext:value-type="float">
            <text:p>1.23E+00</text:p>
          </table:table-cell>
          <table:table-cell office:value-type="float" office:value="1.19616680006026" calcext:value-type="float">
            <text:p>1.2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302911778151776" calcext:value-type="float">
            <text:p>3.03E-03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51647236940788" calcext:value-type="float">
            <text:p>2.52E-01</text:p>
          </table:table-cell>
          <table:table-cell office:value-type="float" office:value="1.05902279633076" calcext:value-type="float">
            <text:p>1.06E+00</text:p>
          </table:table-cell>
          <table:table-cell office:value-type="float" office:value="0.873431763727516" calcext:value-type="float">
            <text:p>8.73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6799704719491" calcext:value-type="float">
            <text:p>2.77E+00</text:p>
          </table:table-cell>
          <table:table-cell office:value-type="float" office:value="0.884795802569271" calcext:value-type="float">
            <text:p>8.85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53241326474218" calcext:value-type="float">
            <text:p>5.32E-04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68849453126117" calcext:value-type="float">
            <text:p>2.69E-01</text:p>
          </table:table-cell>
          <table:table-cell office:value-type="float" office:value="1.05705038384921" calcext:value-type="float">
            <text:p>1.06E+00</text:p>
          </table:table-cell>
          <table:table-cell office:value-type="float" office:value="1.53916200364583" calcext:value-type="float">
            <text:p>1.54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3683082406449" calcext:value-type="float">
            <text:p>4.44E+00</text:p>
          </table:table-cell>
          <table:table-cell office:value-type="float" office:value="0.178162956042254" calcext:value-type="float">
            <text:p>1.78E-01</text:p>
          </table:table-cell>
          <table:table-cell office:value-type="float" office:value="0" calcext:value-type="float">
            <text:p>0.00E+00</text:p>
          </table:table-cell>
          <table:table-cell office:value-type="float" office:value="1.27338264056182" calcext:value-type="float">
            <text:p>1.27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443366080576766" calcext:value-type="float">
            <text:p>4.43E-01</text:p>
          </table:table-cell>
          <table:table-cell office:value-type="float" office:value="0.224239294598411" calcext:value-type="float">
            <text:p>2.24E-01</text:p>
          </table:table-cell>
          <table:table-cell office:value-type="float" office:value="1.10198939078221" calcext:value-type="float">
            <text:p>1.10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5339456935609" calcext:value-type="float">
            <text:p>5.65E+00</text:p>
          </table:table-cell>
          <table:table-cell office:value-type="float" office:value="0.0358749881199048" calcext:value-type="float">
            <text:p>3.59E-02</text:p>
          </table:table-cell>
          <table:table-cell office:value-type="float" office:value="0" calcext:value-type="float">
            <text:p>0.00E+00</text:p>
          </table:table-cell>
          <table:table-cell office:value-type="float" office:value="3.50054391239709" calcext:value-type="float">
            <text:p>3.50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700191814313659" calcext:value-type="float">
            <text:p>7.00E-01</text:p>
          </table:table-cell>
          <table:table-cell office:value-type="float" office:value="0.0475694082422904" calcext:value-type="float">
            <text:p>4.76E-02</text:p>
          </table:table-cell>
          <table:table-cell office:value-type="float" office:value="0.298622692053059" calcext:value-type="float">
            <text:p>2.99E-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6189625097834" calcext:value-type="float">
            <text:p>7.86E+00</text:p>
          </table:table-cell>
          <table:table-cell office:value-type="float" office:value="2.40759377668051" calcext:value-type="float">
            <text:p>2.4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6828518001834" calcext:value-type="float">
            <text:p>4.68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27327764767868" calcext:value-type="float">
            <text:p>1.27E+00</text:p>
          </table:table-cell>
          <table:table-cell office:value-type="float" office:value="0.0100912224352748" calcext:value-type="float">
            <text:p>1.01E-02</text:p>
          </table:table-cell>
          <table:table-cell office:value-type="float" office:value="0.0809222964893681" calcext:value-type="float">
            <text:p>8.09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3830454188274" calcext:value-type="float">
            <text:p>1.14E+01</text:p>
          </table:table-cell>
          <table:table-cell office:value-type="float" office:value="6.43508595037975" calcext:value-type="float">
            <text:p>6.4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78641162967239" calcext:value-type="float">
            <text:p>4.79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2.49742970488902" calcext:value-type="float">
            <text:p>2.50E+00</text:p>
          </table:table-cell>
          <table:table-cell office:value-type="float" office:value="0.00214071971884784" calcext:value-type="float">
            <text:p>2.14E-03</text:p>
          </table:table-cell>
          <table:table-cell office:value-type="float" office:value="0.0219287356365727" calcext:value-type="float">
            <text:p>2.19E-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0673378074872" calcext:value-type="float">
            <text:p>1.51E+01</text:p>
          </table:table-cell>
          <table:table-cell office:value-type="float" office:value="9.57882064901907" calcext:value-type="float">
            <text:p>9.5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66336375548103" calcext:value-type="float">
            <text:p>4.66E+00</text:p>
          </table:table-cell>
          <table:table-cell office:value-type="float" office:value="0.163313296560941" calcext:value-type="float">
            <text:p>1.63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4.20036627557984" calcext:value-type="float">
            <text:p>4.20E+00</text:p>
          </table:table-cell>
          <table:table-cell office:value-type="float" office:value="3.51572122583715" calcext:value-type="float">
            <text:p>3.52E+00</text:p>
          </table:table-cell>
          <table:table-cell office:value-type="float" office:value="0.00594236035654118" calcext:value-type="float">
            <text:p>5.94E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1575509181643" calcext:value-type="float">
            <text:p>1.92E+01</text:p>
          </table:table-cell>
          <table:table-cell office:value-type="float" office:value="11.5560974042012" calcext:value-type="float">
            <text:p>1.16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06429830503061" calcext:value-type="float">
            <text:p>4.06E+00</text:p>
          </table:table-cell>
          <table:table-cell office:value-type="float" office:value="0.1784878533296" calcext:value-type="float">
            <text:p>1.78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.13945676381473" calcext:value-type="float">
            <text:p>6.14E+00</text:p>
          </table:table-cell>
          <table:table-cell office:value-type="float" office:value="6.50086940093119" calcext:value-type="float">
            <text:p>6.50E+00</text:p>
          </table:table-cell>
          <table:table-cell office:value-type="float" office:value="0.00161029104423602" calcext:value-type="float">
            <text:p>1.61E-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7822708811405" calcext:value-type="float">
            <text:p>2.18E+01</text:p>
          </table:table-cell>
          <table:table-cell office:value-type="float" office:value="10.178951887103" calcext:value-type="float">
            <text:p>1.02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820019826033" calcext:value-type="float">
            <text:p>4.82E+00</text:p>
          </table:table-cell>
          <table:table-cell office:value-type="float" office:value="0.145287078046658" calcext:value-type="float">
            <text:p>1.45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66655039842872" calcext:value-type="float">
            <text:p>7.67E+00</text:p>
          </table:table-cell>
          <table:table-cell office:value-type="float" office:value="7.96827808156807" calcext:value-type="float">
            <text:p>7.97E+00</text:p>
          </table:table-cell>
          <table:table-cell office:value-type="float" office:value="0.000436364860352568" calcext:value-type="float">
            <text:p>4.36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5706323510978" calcext:value-type="float">
            <text:p>2.36E+01</text:p>
          </table:table-cell>
          <table:table-cell office:value-type="float" office:value="6.74514651639842" calcext:value-type="float">
            <text:p>6.75E+00</text:p>
          </table:table-cell>
          <table:table-cell office:value-type="float" office:value="0" calcext:value-type="float">
            <text:p>0.00E+00</text:p>
          </table:table-cell>
          <table:table-cell office:value-type="float" office:value="7.41830323254144" calcext:value-type="float">
            <text:p>7.42E+00</text:p>
          </table:table-cell>
          <table:table-cell office:value-type="float" office:value="0.0427325836466059" calcext:value-type="float">
            <text:p>4.27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8.02935026140123" calcext:value-type="float">
            <text:p>8.03E+00</text:p>
          </table:table-cell>
          <table:table-cell office:value-type="float" office:value="5.65420733662705" calcext:value-type="float">
            <text:p>5.65E+00</text:p>
          </table:table-cell>
          <table:table-cell office:value-type="float" office:value="1.1014216174582" calcext:value-type="float">
            <text:p>1.10E+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5942604769105" calcext:value-type="float">
            <text:p>2.76E+01</text:p>
          </table:table-cell>
          <table:table-cell office:value-type="float" office:value="3.53978759981715" calcext:value-type="float">
            <text:p>3.5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2.4538655117635" calcext:value-type="float">
            <text:p>1.25E+01</text:p>
          </table:table-cell>
          <table:table-cell office:value-type="float" office:value="0.0384310444823194" calcext:value-type="float">
            <text:p>3.84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4374168739577" calcext:value-type="float">
            <text:p>7.44E+00</text:p>
          </table:table-cell>
          <table:table-cell office:value-type="float" office:value="1.19946549762502" calcext:value-type="float">
            <text:p>1.20E+00</text:p>
          </table:table-cell>
          <table:table-cell office:value-type="float" office:value="0.298468833948879" calcext:value-type="float">
            <text:p>2.98E-01</text:p>
          </table:table-cell>
        </table:table-row>
      </table:table>
      <table:table table:name="csa6_0_dev" table:style-name="ta1">
        <table:table-column table:style-name="co2" table:default-cell-style-name="ce1"/>
        <table:table-column table:style-name="co2" table:number-columns-repeated="10" table:default-cell-style-name="ce2"/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table:number-columns-repeated="9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250398302669" calcext:value-type="float">
            <text:p>5.97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630082195690575" calcext:value-type="float">
            <text:p>6.30E-01</text:p>
          </table:table-cell>
          <table:table-cell table:number-columns-repeated="6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440965779619" calcext:value-type="float">
            <text:p>9.73E-01</text:p>
          </table:table-cell>
          <table:table-cell office:value-type="float" office:value="0.702062590418966" calcext:value-type="float">
            <text:p>7.02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303923249348327" calcext:value-type="float">
            <text:p>3.04E-01</text:p>
          </table:table-cell>
          <table:table-cell table:number-columns-repeated="6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744349524242" calcext:value-type="float">
            <text:p>1.03E+00</text:p>
          </table:table-cell>
          <table:table-cell office:value-type="float" office:value="1.00955316283305" calcext:value-type="float">
            <text:p>1.0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980507109284359" calcext:value-type="float">
            <text:p>9.81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0792011062965731" calcext:value-type="float">
            <text:p>7.92E-02</text:p>
          </table:table-cell>
          <table:table-cell office:value-type="float" office:value="0.422816057578913" calcext:value-type="float">
            <text:p>4.23E-0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0937949721972" calcext:value-type="float">
            <text:p>1.01E+00</text:p>
          </table:table-cell>
          <table:table-cell office:value-type="float" office:value="1.14455721360506" calcext:value-type="float">
            <text:p>1.1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172338954378801" calcext:value-type="float">
            <text:p>1.72E-02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192367858364492" calcext:value-type="float">
            <text:p>1.92E-01</text:p>
          </table:table-cell>
          <table:table-cell office:value-type="float" office:value="0.838364958427605" calcext:value-type="float">
            <text:p>8.38E-01</text:p>
          </table:table-cell>
          <table:table-cell office:value-type="float" office:value="0.101557563447546" calcext:value-type="float">
            <text:p>1.02E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331937713402" calcext:value-type="float">
            <text:p>1.23E+00</text:p>
          </table:table-cell>
          <table:table-cell office:value-type="float" office:value="1.19616680006026" calcext:value-type="float">
            <text:p>1.20E+00</text:p>
          </table:table-cell>
          <table:table-cell office:value-type="float" office:value="0" calcext:value-type="float">
            <text:p>0.00E+00</text:p>
          </table:table-cell>
          <table:table-cell office:value-type="float" office:value="0.00302911778151776" calcext:value-type="float">
            <text:p>3.03E-03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51647236940788" calcext:value-type="float">
            <text:p>2.52E-01</text:p>
          </table:table-cell>
          <table:table-cell office:value-type="float" office:value="1.05902279633076" calcext:value-type="float">
            <text:p>1.06E+00</text:p>
          </table:table-cell>
          <table:table-cell office:value-type="float" office:value="0.873431763727516" calcext:value-type="float">
            <text:p>8.73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6799704719491" calcext:value-type="float">
            <text:p>2.77E+00</text:p>
          </table:table-cell>
          <table:table-cell office:value-type="float" office:value="0.884795802569271" calcext:value-type="float">
            <text:p>8.85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00053241326474218" calcext:value-type="float">
            <text:p>5.32E-04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268849453126117" calcext:value-type="float">
            <text:p>2.69E-01</text:p>
          </table:table-cell>
          <table:table-cell office:value-type="float" office:value="1.05705038384921" calcext:value-type="float">
            <text:p>1.06E+00</text:p>
          </table:table-cell>
          <table:table-cell office:value-type="float" office:value="1.53916200364583" calcext:value-type="float">
            <text:p>1.54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3683082406449" calcext:value-type="float">
            <text:p>4.44E+00</text:p>
          </table:table-cell>
          <table:table-cell office:value-type="float" office:value="0.178162956042254" calcext:value-type="float">
            <text:p>1.78E-01</text:p>
          </table:table-cell>
          <table:table-cell office:value-type="float" office:value="0" calcext:value-type="float">
            <text:p>0.00E+00</text:p>
          </table:table-cell>
          <table:table-cell office:value-type="float" office:value="1.27338264056182" calcext:value-type="float">
            <text:p>1.27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443366080576766" calcext:value-type="float">
            <text:p>4.43E-01</text:p>
          </table:table-cell>
          <table:table-cell office:value-type="float" office:value="0.224239294598411" calcext:value-type="float">
            <text:p>2.24E-01</text:p>
          </table:table-cell>
          <table:table-cell office:value-type="float" office:value="1.10198939078221" calcext:value-type="float">
            <text:p>1.10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5339456935609" calcext:value-type="float">
            <text:p>5.65E+00</text:p>
          </table:table-cell>
          <table:table-cell office:value-type="float" office:value="0.0358749881199048" calcext:value-type="float">
            <text:p>3.59E-02</text:p>
          </table:table-cell>
          <table:table-cell office:value-type="float" office:value="0" calcext:value-type="float">
            <text:p>0.00E+00</text:p>
          </table:table-cell>
          <table:table-cell office:value-type="float" office:value="3.50054391239709" calcext:value-type="float">
            <text:p>3.50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0.700191814313659" calcext:value-type="float">
            <text:p>7.00E-01</text:p>
          </table:table-cell>
          <table:table-cell office:value-type="float" office:value="0.0475694082422904" calcext:value-type="float">
            <text:p>4.76E-02</text:p>
          </table:table-cell>
          <table:table-cell office:value-type="float" office:value="0.298622692053059" calcext:value-type="float">
            <text:p>2.99E-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6189625097834" calcext:value-type="float">
            <text:p>7.86E+00</text:p>
          </table:table-cell>
          <table:table-cell office:value-type="float" office:value="2.40759377668051" calcext:value-type="float">
            <text:p>2.41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6828518001834" calcext:value-type="float">
            <text:p>4.68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1.27327764767868" calcext:value-type="float">
            <text:p>1.27E+00</text:p>
          </table:table-cell>
          <table:table-cell office:value-type="float" office:value="0.0100912224352748" calcext:value-type="float">
            <text:p>1.01E-02</text:p>
          </table:table-cell>
          <table:table-cell office:value-type="float" office:value="0.0809222964893681" calcext:value-type="float">
            <text:p>8.09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3830454188274" calcext:value-type="float">
            <text:p>1.14E+01</text:p>
          </table:table-cell>
          <table:table-cell office:value-type="float" office:value="6.43508595037975" calcext:value-type="float">
            <text:p>6.4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78641162967239" calcext:value-type="float">
            <text:p>4.79E+00</text:p>
          </table:table-cell>
          <table:table-cell table:number-columns-repeated="3" office:value-type="float" office:value="0" calcext:value-type="float">
            <text:p>0.00E+00</text:p>
          </table:table-cell>
          <table:table-cell office:value-type="float" office:value="2.49742970488902" calcext:value-type="float">
            <text:p>2.50E+00</text:p>
          </table:table-cell>
          <table:table-cell office:value-type="float" office:value="0.00214071971884784" calcext:value-type="float">
            <text:p>2.14E-03</text:p>
          </table:table-cell>
          <table:table-cell office:value-type="float" office:value="0.0219287356365727" calcext:value-type="float">
            <text:p>2.19E-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0673378074872" calcext:value-type="float">
            <text:p>1.51E+01</text:p>
          </table:table-cell>
          <table:table-cell office:value-type="float" office:value="9.57882064901907" calcext:value-type="float">
            <text:p>9.58E+00</text:p>
          </table:table-cell>
          <table:table-cell office:value-type="float" office:value="0" calcext:value-type="float">
            <text:p>0.00E+00</text:p>
          </table:table-cell>
          <table:table-cell office:value-type="float" office:value="4.66336375548103" calcext:value-type="float">
            <text:p>4.66E+00</text:p>
          </table:table-cell>
          <table:table-cell office:value-type="float" office:value="0.163313296560941" calcext:value-type="float">
            <text:p>1.63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4.20036627557984" calcext:value-type="float">
            <text:p>4.20E+00</text:p>
          </table:table-cell>
          <table:table-cell office:value-type="float" office:value="3.51572122583715" calcext:value-type="float">
            <text:p>3.52E+00</text:p>
          </table:table-cell>
          <table:table-cell office:value-type="float" office:value="0.00594236035654118" calcext:value-type="float">
            <text:p>5.94E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1575509181643" calcext:value-type="float">
            <text:p>1.92E+01</text:p>
          </table:table-cell>
          <table:table-cell office:value-type="float" office:value="11.5560974042012" calcext:value-type="float">
            <text:p>1.16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06429830503061" calcext:value-type="float">
            <text:p>4.06E+00</text:p>
          </table:table-cell>
          <table:table-cell office:value-type="float" office:value="0.1784878533296" calcext:value-type="float">
            <text:p>1.78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6.13945676381473" calcext:value-type="float">
            <text:p>6.14E+00</text:p>
          </table:table-cell>
          <table:table-cell office:value-type="float" office:value="6.50086940093119" calcext:value-type="float">
            <text:p>6.50E+00</text:p>
          </table:table-cell>
          <table:table-cell office:value-type="float" office:value="0.00161029104423602" calcext:value-type="float">
            <text:p>1.61E-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7822708811405" calcext:value-type="float">
            <text:p>2.18E+01</text:p>
          </table:table-cell>
          <table:table-cell office:value-type="float" office:value="10.178951887103" calcext:value-type="float">
            <text:p>1.02E+01</text:p>
          </table:table-cell>
          <table:table-cell office:value-type="float" office:value="0" calcext:value-type="float">
            <text:p>0.00E+00</text:p>
          </table:table-cell>
          <table:table-cell office:value-type="float" office:value="4.820019826033" calcext:value-type="float">
            <text:p>4.82E+00</text:p>
          </table:table-cell>
          <table:table-cell office:value-type="float" office:value="0.145287078046658" calcext:value-type="float">
            <text:p>1.45E-0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66655039842872" calcext:value-type="float">
            <text:p>7.67E+00</text:p>
          </table:table-cell>
          <table:table-cell office:value-type="float" office:value="7.96827808156807" calcext:value-type="float">
            <text:p>7.97E+00</text:p>
          </table:table-cell>
          <table:table-cell office:value-type="float" office:value="0.000436364860352568" calcext:value-type="float">
            <text:p>4.36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5706323510978" calcext:value-type="float">
            <text:p>2.36E+01</text:p>
          </table:table-cell>
          <table:table-cell office:value-type="float" office:value="6.74514651639842" calcext:value-type="float">
            <text:p>6.75E+00</text:p>
          </table:table-cell>
          <table:table-cell office:value-type="float" office:value="0" calcext:value-type="float">
            <text:p>0.00E+00</text:p>
          </table:table-cell>
          <table:table-cell office:value-type="float" office:value="7.41830323254144" calcext:value-type="float">
            <text:p>7.42E+00</text:p>
          </table:table-cell>
          <table:table-cell office:value-type="float" office:value="0.0427325836466059" calcext:value-type="float">
            <text:p>4.27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8.02935026140123" calcext:value-type="float">
            <text:p>8.03E+00</text:p>
          </table:table-cell>
          <table:table-cell office:value-type="float" office:value="5.65420733662705" calcext:value-type="float">
            <text:p>5.65E+00</text:p>
          </table:table-cell>
          <table:table-cell office:value-type="float" office:value="1.1014216174582" calcext:value-type="float">
            <text:p>1.10E+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5942604769105" calcext:value-type="float">
            <text:p>2.76E+01</text:p>
          </table:table-cell>
          <table:table-cell office:value-type="float" office:value="3.53978759981715" calcext:value-type="float">
            <text:p>3.54E+00</text:p>
          </table:table-cell>
          <table:table-cell office:value-type="float" office:value="0" calcext:value-type="float">
            <text:p>0.00E+00</text:p>
          </table:table-cell>
          <table:table-cell office:value-type="float" office:value="12.4538655117635" calcext:value-type="float">
            <text:p>1.25E+01</text:p>
          </table:table-cell>
          <table:table-cell office:value-type="float" office:value="0.0384310444823194" calcext:value-type="float">
            <text:p>3.84E-02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7.4374168739577" calcext:value-type="float">
            <text:p>7.44E+00</text:p>
          </table:table-cell>
          <table:table-cell office:value-type="float" office:value="1.19946549762502" calcext:value-type="float">
            <text:p>1.20E+00</text:p>
          </table:table-cell>
          <table:table-cell office:value-type="float" office:value="0.298468833948879" calcext:value-type="float">
            <text:p>2.98E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09:53:08.868949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7T09:58:43.461834134</dc:date>
    <meta:editing-duration>PT7M49S</meta:editing-duration>
    <meta:editing-cycles>2</meta:editing-cycles>
    <meta:generator>LibreOffice/6.0.7.3$Linux_X86_64 LibreOffice_project/00m0$Build-3</meta:generator>
    <meta:document-statistic meta:table-count="7" meta:cell-count="1302" meta:object-count="0"/>
  </office:meta>
</office:document-meta>
</file>